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E7650E31.png" manifest:media-type="image/png"/>
  <manifest:file-entry manifest:full-path="Pictures/100000000000055600000300C4241FAD.png" manifest:media-type="image/png"/>
  <manifest:file-entry manifest:full-path="Pictures/100000000000055600000300E1D2298E.png" manifest:media-type="image/png"/>
  <manifest:file-entry manifest:full-path="Pictures/1000000000000556000003003D91D36D.png" manifest:media-type="image/png"/>
  <manifest:file-entry manifest:full-path="Pictures/10000000000005560000030074AB8B71.png" manifest:media-type="image/png"/>
  <manifest:file-entry manifest:full-path="Pictures/100000000000055600000300A6FDB0F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1cm" svg:x="0.053cm" svg:y="0cm">
          <draw:image xlink:href="Pictures/100000000000055600000300A6FDB0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27.999cm" svg:height="21cm" svg:x="0.053cm" svg:y="0cm">
          <draw:image xlink:href="Pictures/10000000000005560000030074AB8B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27.999cm" svg:height="22cm" svg:x="0.053cm" svg:y="0cm">
          <draw:image xlink:href="Pictures/10000000000005560000030074AB8B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7.999cm" svg:height="20.8cm" svg:x="0.053cm" svg:y="0.2cm">
          <draw:image xlink:href="Pictures/1000000000000556000003003D91D3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7.999cm" svg:height="21cm" svg:x="0.053cm" svg:y="0cm">
          <draw:image xlink:href="Pictures/100000000000055600000300E1D229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27.999cm" svg:height="21cm" svg:x="0.053cm" svg:y="0cm">
          <draw:image xlink:href="Pictures/100000000000055600000300C4241F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" draw:text-style-name="P1" draw:layer="layout" svg:width="27.999cm" svg:height="27.258cm" svg:x="0.053cm" svg:y="0cm">
          <draw:image xlink:href="Pictures/100000000000055600000300E7650E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2T15:05:48.423637900</meta:creation-date>
    <dc:date>2017-11-02T16:07:13.882607542</dc:date>
    <meta:editing-duration>PT3M46S</meta:editing-duration>
    <meta:editing-cycles>9</meta:editing-cycles>
    <meta:generator>LibreOffice/4.2.8.2$Linux_X86_64 LibreOffice_project/420m0$Build-2</meta:generator>
    <meta:document-statistic meta:object-count="42"/>
  </office:meta>
</office:document-meta>
</file>